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urityConfiguration.SecurityConfiguration( SymbolTable symbolTable , XMLGrammarPool gramma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Configuration.SecurityConfiguration( SymbolTable symbolTable , XMLGrammarPool grammarPool , XMLComponentManager parent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ecurityConfiguration.Security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Configuration.SecurityConfiguration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